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3c14e"/>
    </style:style>
    <style:style style:name="P2" style:family="paragraph" style:parent-style-name="Heading_20_2">
      <style:text-properties officeooo:paragraph-rsid="0003c14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paragraph-properties fo:margin-left="0cm" fo:margin-right="0cm" fo:text-indent="0cm" style:auto-text-indent="false"/>
      <style:text-properties officeooo:paragraph-rsid="0003c14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ẐEN – Les bons qui font vivre local</text:span></text:h>
      <text:h text:style-name="P1" text:outline-level="1"><text:line-break/><text:span text:style-name="Strong_20_Emphasis">Une application simple pour payer moins cher chez vos commerçants préférés</text:span></text:h>
      <text:h text:style-name="P2" text:outline-level="2"><text:span text:style-name="Strong_20_Emphasis">C’est quoi ẐEN ?</text:span></text:h>
      <text:p text:style-name="Text_20_body"><text:line-break/>ẐEN, c’est un système de bons de fidélité numérique qui circule entre les habitants et les petits commerçants d’un même quartier ou marché.</text:p>
      <text:p text:style-name="P3">Au lieu d’avoir une carte de fidélité par magasin, vous avez un seul portefeuille sur votre téléphone avec des bons personnalisés :</text:p>
      <text:list text:style-name="L1">
        <text:list-item>
          <text:p text:style-name="P5">Miel_Jean (l’apiculteur du marché) </text:p>
        </text:list-item>
        <text:list-item>
          <text:p text:style-name="P5">Fromage_Marie (la fromagère d’à côté) </text:p>
        </text:list-item>
        <text:list-item>
          <text:p text:style-name="P4">Pain_Sophie, Légumes_Luc, etc. </text:p>
        </text:list-item>
      </text:list>
      <text:p text:style-name="P3"><text:span text:style-name="Strong_20_Emphasis"/></text:p>
      <text:h text:style-name="Heading_20_2" text:outline-level="2"><text:span text:style-name="Strong_20_Emphasis">Comment ça marche en vrai ? (deux cas simples)</text:span></text:h>
      <text:h text:style-name="Heading_20_3" text:outline-level="3"><text:span text:style-name="Strong_20_Emphasis">Cas 1 – Vous découvrez le magasin</text:span></text:h>
      <text:p text:style-name="P14"><text:line-break/>Vous achetez 15 € de miel chez Jean.<text:line-break/>→ Vous payez les 15 € normalement (en espèces, carte, etc.).<text:line-break/>→ Jean vous offre un bon de 5 ẐEN (valeur 5 € chez lui).<text:line-break/>→ Vous le recevez en scannant un joli QR code qui ressemble à une carte Panini avec une abeille et son logo.</text:p>
      <text:p text:style-name="P3">C’est comme un « 5 € offerts sur votre prochain achat », mais numérique et réutilisable.</text:p>
      <text:h text:style-name="Heading_20_3" text:outline-level="3"><text:span text:style-name="Strong_20_Emphasis">Cas 2 – Vous revenez (ou allez chez un voisin)</text:span></text:h>
      <text:p text:style-name="P14"><text:line-break/>Vous revenez chez Jean avec votre bon Miel_Jean.<text:line-break/>→ Vous payez seulement 10 € + vous montrez le bon (scan rapide).<text:line-break/>→ Jean encaisse 10 € (et déclare seulement 10 € aux impôts).<text:line-break/>→ Le bon disparaît de votre téléphone et apparaît chez Jean (il pourra l’utiliser pour acheter du fromage chez Marie, par exemple).</text:p>
      <text:h text:style-name="Heading_20_3" text:outline-level="3"><text:span text:style-name="Strong_20_Emphasis">Et si je vais chez Marie la fromagère ?</text:span></text:h>
      <text:p text:style-name="P14"><text:line-break/>Si Marie a signé la charte « Les Commerçants du ẐEN », elle peut accepter votre bon Miel_Jean.<text:line-break/>→ Vous payez 10 € + le bon Miel.<text:line-break/><text:soft-page-break/>→ Marie vous donne un bon Fromage_Marie en échange (ou pas).<text:line-break/>→ Tout le monde y gagne : vous payez moins cher, les commerçants se font de la clientèle croisée.</text:p>
      <text:h text:style-name="Heading_20_2" text:outline-level="2"><text:span text:style-name="Strong_20_Emphasis">Est-ce que c’est légal ?</text:span></text:h>
      <text:p text:style-name="P14"><text:line-break/>Oui, totalement.</text:p>
      <text:list text:style-name="L2">
        <text:list-item>
          <text:p text:style-name="P7">Les euros que vous payez sont déclarés normalement. </text:p>
        </text:list-item>
        <text:list-item>
          <text:p text:style-name="P7">Les bons ne sont pas de l’argent : ce sont des « promesses d’achat » chez un commerçant précis (comme un bon d’achat Décathlon ou un ticket restaurant). </text:p>
        </text:list-item>
        <text:list-item>
          <text:p text:style-name="P6">Quand un commerçant accepte un bon d’un autre, c’est considéré comme un avantage en nature occasionnel (fromage pour sa famille ou pour une dégustation), pas un salaire caché. L’administration fiscale regarde ce qui est réellement encaissé en euros, pas les bons. </text:p>
        </text:list-item>
      </text:list>
      <text:h text:style-name="Heading_20_2" text:outline-level="2"><text:span text:style-name="Strong_20_Emphasis">Comment ça marche sans internet au marché ?</text:span></text:h>
      <text:p text:style-name="P14"><text:line-break/>L’application fonctionne en mode « hors-ligne » :</text:p>
      <text:list text:style-name="L3">
        <text:list-item>
          <text:p text:style-name="P9">Vous scannez des QR codes entre vous (comme un ticket de métro). </text:p>
        </text:list-item>
        <text:list-item>
          <text:p text:style-name="P9">Tout est sécurisé par une technologie très simple (un secret partagé en 3 morceaux invisibles). </text:p>
        </text:list-item>
        <text:list-item>
          <text:p text:style-name="P8">Le soir ou le lendemain, quand vous avez du réseau, l’app synchronise discrètement avec les autres commerçants du marché. </text:p>
        </text:list-item>
      </text:list>
      <text:h text:style-name="Heading_20_3" text:outline-level="3"><text:span text:style-name="Strong_20_Emphasis">Pourquoi c’est fort ?</text:span></text:h>
      <text:list text:style-name="L4">
        <text:list-item>
          <text:p text:style-name="P11">Vous payez moins cher chez les producteurs locaux. </text:p>
        </text:list-item>
        <text:list-item>
          <text:p text:style-name="P11">Les commerçants se font de la pub gratuite et de la clientèle croisée. </text:p>
        </text:list-item>
        <text:list-item>
          <text:p text:style-name="P11">Pas de frais bancaires, pas de gros intermédiaires. </text:p>
        </text:list-item>
        <text:list-item>
          <text:p text:style-name="P10">Ça reste 100 % local et solidaire. </text:p>
        </text:list-item>
      </text:list>
      <text:h text:style-name="Heading_20_2" text:outline-level="2"><text:span text:style-name="Strong_20_Emphasis">Comment commencer ?</text:span></text:h>
      <text:list text:style-name="L5">
        <text:list-item>
          <text:p text:style-name="P13">Téléchargez l’app ẐEN (via un QR code au marché ou par Bluetooth entre amis). </text:p>
        </text:list-item>
        <text:list-item>
          <text:p text:style-name="P13">Scannez le QR d’un commerçant pour recevoir votre premier bon. </text:p>
        </text:list-item>
        <text:list-item>
          <text:p text:style-name="P12">Payez normalement en euros + utilisez vos bons quand vous revenez. </text:p>
        </text:list-item>
      </text:list>
      <text:p text:style-name="P3"><text:span text:style-name="Strong_20_Emphasis">ẐEN, c’est le troc moderne des petits commerçants et de leurs clients.</text:span><text:line-break/>Moins de paperasse, plus de convivialité, et un coup de pouce au commerce de proximité.</text:p>
      <text:p text:style-name="P3"><text:span text:style-name="Strong_20_Emphasis">Pour en savoir plus</text:span> : demandez à votre apiculteur, fromager ou maraîcher préféré… ou venez discuter au stand « Les Commerçants du ẐEN »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6T16:20:43.068626603</meta:creation-date>
    <dc:date>2026-02-16T16:23:11.158869783</dc:date>
    <meta:editing-duration>PT2M29S</meta:editing-duration>
    <meta:editing-cycles>1</meta:editing-cycles>
    <meta:document-statistic meta:table-count="0" meta:image-count="0" meta:object-count="0" meta:page-count="2" meta:paragraph-count="37" meta:word-count="587" meta:character-count="3268" meta:non-whitespace-character-count="2708"/>
    <meta:generator>LibreOffice/24.2.7.2$Linux_X86_64 LibreOffice_project/420$Build-2</meta:generator>
  </office:meta>
</office:document-meta>
</file>